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985cm" svg:stroke-color="#000000" draw:stroke-linejoin="miter" draw:fill="solid" draw:fill-color="#000000" draw:opacity="19%" fo:padding-top="0.617cm" fo:padding-bottom="0.617cm" fo:padding-left="0.742cm" fo:padding-right="0.742cm"/>
    </style:style>
    <style:style style:name="gr2" style:family="graphic" style:parent-style-name="standard">
      <style:graphic-properties draw:stroke="solid" svg:stroke-width="0.422cm" svg:stroke-color="#000000" draw:stroke-linejoin="miter" draw:fill="none" fo:padding-top="0.336cm" fo:padding-bottom="0.336cm" fo:padding-left="0.461cm" fo:padding-right="0.461cm"/>
    </style:style>
    <style:style style:name="P1" style:family="paragraph">
      <loext:graphic-properties draw:fill="solid" draw:fill-color="#000000" draw:opacity="19%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2.188cm" svg:height="11.783cm" svg:x="19.806cm" svg:y="74.862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35.975cm" svg:y="74.862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69.252cm" svg:y="74.635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52.614cm" svg:y="75.316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3.4cm" svg:y="44.28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19.57cm" svg:y="44.28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35.739cm" svg:y="44.277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85.186cm" svg:y="44.504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69.016cm" svg:y="44.053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52.378cm" svg:y="44.731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35.739cm" svg:y="11.883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path draw:style-name="gr1" draw:text-style-name="P1" draw:layer="layout" svg:width="12.188cm" svg:height="11.783cm" svg:x="52.378cm" svg:y="12.335cm" svg:viewBox="0 0 12189 11784" svg:d="M12189 5890c0 1088-256 2008-817 2948-561 938-1259 1614-2232 2155-969 543-1924 791-3045 791-1122 0-2077-248-3049-791-969-541-1668-1217-2229-2155-561-940-817-1860-817-2948 0-1084 256-2004 817-2945 561-937 1260-1613 2229-2157 972-541 1927-788 3049-788 1121 0 2076 247 3045 788 973 544 1671 1220 2232 2157 561 941 817 1861 817 2945z">
            <text:p/>
          </draw:path>
          <draw:line draw:style-name="gr2" draw:text-style-name="P2" draw:layer="layout" svg:x1="13.725cm" svg:y1="45.931cm" svg:x2="37.606cm" svg:y2="22.01cm">
            <text:p/>
          </draw:line>
          <draw:line draw:style-name="gr2" draw:text-style-name="P2" draw:layer="layout" svg:x1="53.425cm" svg:y1="21.521cm" svg:x2="14.545cm" svg:y2="46.88cm">
            <text:p/>
          </draw:line>
          <draw:line draw:style-name="gr2" draw:text-style-name="P2" draw:layer="layout" svg:x1="28.31cm" svg:y1="44.867cm" svg:x2="39.188cm" svg:y2="23.077cm">
            <text:p/>
          </draw:line>
          <draw:line draw:style-name="gr2" draw:text-style-name="P2" draw:layer="layout" svg:x1="29.955cm" svg:y1="45.994cm" svg:x2="54.181cm" svg:y2="22.407cm">
            <text:p/>
          </draw:line>
          <draw:line draw:style-name="gr2" draw:text-style-name="P2" draw:layer="layout" svg:x1="41.834cm" svg:y1="44.28cm" svg:x2="41.834cm" svg:y2="23.664cm">
            <text:p/>
          </draw:line>
          <draw:line draw:style-name="gr2" draw:text-style-name="P2" draw:layer="layout" svg:x1="58.472cm" svg:y1="44.731cm" svg:x2="58.472cm" svg:y2="24.115cm">
            <text:p/>
          </draw:line>
          <draw:line draw:style-name="gr2" draw:text-style-name="P2" draw:layer="layout" svg:x1="44.575cm" svg:y1="44.909cm" svg:x2="55.734cm" svg:y2="23.485cm">
            <text:p/>
          </draw:line>
          <draw:line draw:style-name="gr2" draw:text-style-name="P2" draw:layer="layout" svg:x1="55.795cm" svg:y1="45.336cm" svg:x2="44.512cm" svg:y2="23.063cm">
            <text:p/>
          </draw:line>
          <draw:line draw:style-name="gr2" draw:text-style-name="P2" draw:layer="layout" svg:x1="70.805cm" svg:y1="45.781cm" svg:x2="46.142cm" svg:y2="21.938cm">
            <text:p/>
          </draw:line>
          <draw:line draw:style-name="gr2" draw:text-style-name="P2" draw:layer="layout" svg:x1="72.359cm" svg:y1="44.692cm" svg:x2="61.228cm" svg:y2="23.48cm">
            <text:p/>
          </draw:line>
          <draw:line draw:style-name="gr2" draw:text-style-name="P2" draw:layer="layout" svg:x1="86.25cm" svg:y1="47.078cm" svg:x2="46.867cm" svg:y2="21.092cm">
            <text:p/>
          </draw:line>
          <draw:line draw:style-name="gr2" draw:text-style-name="P2" draw:layer="layout" svg:x1="87.004cm" svg:y1="46.204cm" svg:x2="62.749cm" svg:y2="22.421cm">
            <text:p/>
          </draw:line>
          <draw:line draw:style-name="gr2" draw:text-style-name="P2" draw:layer="layout" svg:x1="23.096cm" svg:y1="75.526cm" svg:x2="12.299cm" svg:y2="55.399cm">
            <text:p/>
          </draw:line>
          <draw:line draw:style-name="gr2" draw:text-style-name="P2" draw:layer="layout" svg:x1="25.857cm" svg:y1="74.865cm" svg:x2="25.71cm" svg:y2="56.058cm">
            <text:p/>
          </draw:line>
          <draw:line draw:style-name="gr2" draw:text-style-name="P2" draw:layer="layout" svg:x1="28.638cm" svg:y1="75.495cm" svg:x2="39.096cm" svg:y2="55.428cm">
            <text:p/>
          </draw:line>
          <draw:line draw:style-name="gr2" draw:text-style-name="P2" draw:layer="layout" svg:x1="30.301cm" svg:y1="76.682cm" svg:x2="54.072cm" svg:y2="54.694cm">
            <text:p/>
          </draw:line>
          <draw:line draw:style-name="gr2" draw:text-style-name="P2" draw:layer="layout" svg:x1="31.011cm" svg:y1="77.554cm" svg:x2="69.997cm" svg:y2="53.144cm">
            <text:p/>
          </draw:line>
          <draw:line draw:style-name="gr2" draw:text-style-name="P2" draw:layer="layout" svg:x1="31.391cm" svg:y1="78.207cm" svg:x2="85.79cm" svg:y2="52.946cm">
            <text:p/>
          </draw:line>
          <draw:line draw:style-name="gr2" draw:text-style-name="P2" draw:layer="layout" svg:x1="37.698cm" svg:y1="76.651cm" svg:x2="13.863cm" svg:y2="54.272cm">
            <text:p/>
          </draw:line>
          <draw:line draw:style-name="gr2" draw:text-style-name="P2" draw:layer="layout" svg:x1="39.265cm" svg:y1="75.526cm" svg:x2="28.468cm" svg:y2="55.399cm">
            <text:p/>
          </draw:line>
          <draw:line draw:style-name="gr2" draw:text-style-name="P2" draw:layer="layout" svg:x1="42.027cm" svg:y1="74.865cm" svg:x2="41.88cm" svg:y2="56.058cm">
            <text:p/>
          </draw:line>
          <draw:line draw:style-name="gr2" draw:text-style-name="P2" draw:layer="layout" svg:x1="44.906cm" svg:y1="75.543cm" svg:x2="55.637cm" svg:y2="55.833cm">
            <text:p/>
          </draw:line>
          <draw:line draw:style-name="gr2" draw:text-style-name="P2" draw:layer="layout" svg:x1="46.453cm" svg:y1="76.665cm" svg:x2="70.728cm" svg:y2="54.03cm">
            <text:p/>
          </draw:line>
          <draw:line draw:style-name="gr2" draw:text-style-name="P2" draw:layer="layout" svg:x1="47.204cm" svg:y1="77.588cm" svg:x2="86.147cm" svg:y2="53.564cm">
            <text:p/>
          </draw:line>
          <draw:line draw:style-name="gr2" draw:text-style-name="P2" draw:layer="layout" svg:x1="14.597cm" svg:y1="53.386cm" svg:x2="53.606cm" svg:y2="77.989cm">
            <text:p/>
          </draw:line>
          <draw:line draw:style-name="gr2" draw:text-style-name="P2" draw:layer="layout" svg:x1="30.033cm" svg:y1="54.275cm" svg:x2="54.339cm" svg:y2="77.106cm">
            <text:p/>
          </draw:line>
          <draw:line draw:style-name="gr2" draw:text-style-name="P2" draw:layer="layout" svg:x1="44.667cm" svg:y1="55.382cm" svg:x2="55.872cm" svg:y2="75.992cm">
            <text:p/>
          </draw:line>
          <draw:line draw:style-name="gr2" draw:text-style-name="P2" draw:layer="layout" svg:x1="58.518cm" svg:y1="56.512cm" svg:x2="58.665cm" svg:y2="75.319cm">
            <text:p/>
          </draw:line>
          <draw:line draw:style-name="gr2" draw:text-style-name="P2" draw:layer="layout" svg:x1="72.359cm" svg:y1="55.195cm" svg:x2="61.464cm" svg:y2="75.955cm">
            <text:p/>
          </draw:line>
          <draw:line draw:style-name="gr2" draw:text-style-name="P2" draw:layer="layout" svg:x1="86.929cm" svg:y1="54.513cm" svg:x2="63.063cm" svg:y2="77.088cm">
            <text:p/>
          </draw:line>
          <draw:line draw:style-name="gr2" draw:text-style-name="P2" draw:layer="layout" svg:x1="14.994cm" svg:y1="52.704cm" svg:x2="69.848cm" svg:y2="77.994cm">
            <text:p/>
          </draw:line>
          <draw:line draw:style-name="gr2" draw:text-style-name="P2" draw:layer="layout" svg:x1="30.815cm" svg:y1="53.317cm" svg:x2="70.198cm" svg:y2="77.382cm">
            <text:p/>
          </draw:line>
          <draw:line draw:style-name="gr2" draw:text-style-name="P2" draw:layer="layout" svg:x1="46.28cm" svg:y1="54.197cm" svg:x2="70.903cm" svg:y2="76.502cm">
            <text:p/>
          </draw:line>
          <draw:line draw:style-name="gr2" draw:text-style-name="P2" draw:layer="layout" svg:x1="61.389cm" svg:y1="55.793cm" svg:x2="72.431cm" svg:y2="75.359cm">
            <text:p/>
          </draw:line>
          <draw:line draw:style-name="gr2" draw:text-style-name="P2" draw:layer="layout" svg:x1="75.157cm" svg:y1="55.833cm" svg:x2="75.304cm" svg:y2="74.64cm">
            <text:p/>
          </draw:line>
          <draw:line draw:style-name="gr2" draw:text-style-name="P2" draw:layer="layout" svg:x1="88.511cm" svg:y1="55.641cm" svg:x2="78.119cm" svg:y2="75.2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9T16:00:30.967578726</dc:date>
    <meta:editing-duration>PT12S</meta:editing-duration>
    <meta:editing-cycles>1</meta:editing-cycles>
    <meta:document-statistic meta:object-count="49"/>
    <meta:generator>LibreOffice/6.0.6.2$Linux_X86_64 LibreOffice_project/00m0$Build-2</meta:generator>
  </office:meta>
</office:document-meta>
</file>